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2E00000153BEF8D1D7265C8B1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965in" style:rel-column-width="4698*"/>
    </style:style>
    <style:style style:name="Table1.B" style:family="table-column">
      <style:table-column-properties style:column-width="1.4431in" style:rel-column-width="13656*"/>
    </style:style>
    <style:style style:name="Table1.C" style:family="table-column">
      <style:table-column-properties style:column-width="4.9854in" style:rel-column-width="4718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965in" style:rel-column-width="4698*"/>
    </style:style>
    <style:style style:name="Table2.B" style:family="table-column">
      <style:table-column-properties style:column-width="1.4431in" style:rel-column-width="13656*"/>
    </style:style>
    <style:style style:name="Table2.C" style:family="table-column">
      <style:table-column-properties style:column-width="4.9854in" style:rel-column-width="47181*"/>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965in" style:rel-column-width="4698*"/>
    </style:style>
    <style:style style:name="Table3.B" style:family="table-column">
      <style:table-column-properties style:column-width="1.4431in" style:rel-column-width="13656*"/>
    </style:style>
    <style:style style:name="Table3.C" style:family="table-column">
      <style:table-column-properties style:column-width="4.9854in" style:rel-column-width="47181*"/>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4965in" style:rel-column-width="4698*"/>
    </style:style>
    <style:style style:name="Table4.B" style:family="table-column">
      <style:table-column-properties style:column-width="1.4431in" style:rel-column-width="13656*"/>
    </style:style>
    <style:style style:name="Table4.C" style:family="table-column">
      <style:table-column-properties style:column-width="4.9854in" style:rel-column-width="4718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4965in" style:rel-column-width="4698*"/>
    </style:style>
    <style:style style:name="Table5.B" style:family="table-column">
      <style:table-column-properties style:column-width="1.4431in" style:rel-column-width="13656*"/>
    </style:style>
    <style:style style:name="Table5.C" style:family="table-column">
      <style:table-column-properties style:column-width="4.9854in" style:rel-column-width="4718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4965in" style:rel-column-width="4698*"/>
    </style:style>
    <style:style style:name="Table6.B" style:family="table-column">
      <style:table-column-properties style:column-width="1.5069in" style:rel-column-width="14261*"/>
    </style:style>
    <style:style style:name="Table6.C" style:family="table-column">
      <style:table-column-properties style:column-width="4.9215in" style:rel-column-width="46576*"/>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d469c" officeooo:paragraph-rsid="001d469c"/>
    </style:style>
    <style:style style:name="P2" style:family="paragraph" style:parent-style-name="Standard">
      <style:paragraph-properties fo:text-align="center" style:justify-single-word="false"/>
      <style:text-properties officeooo:rsid="001d469c" officeooo:paragraph-rsid="00207699"/>
    </style:style>
    <style:style style:name="P3" style:family="paragraph" style:parent-style-name="Standard">
      <style:paragraph-properties fo:text-align="center" style:justify-single-word="false"/>
      <style:text-properties officeooo:rsid="001f320c" officeooo:paragraph-rsid="001f320c"/>
    </style:style>
    <style:style style:name="P4" style:family="paragraph" style:parent-style-name="Standard">
      <style:paragraph-properties fo:text-align="center" style:justify-single-word="false"/>
      <style:text-properties officeooo:rsid="001f320c" officeooo:paragraph-rsid="00207699"/>
    </style:style>
    <style:style style:name="P5" style:family="paragraph" style:parent-style-name="Standard">
      <style:text-properties officeooo:paragraph-rsid="001f320c"/>
    </style:style>
    <style:style style:name="P6" style:family="paragraph" style:parent-style-name="Standard">
      <style:text-properties officeooo:paragraph-rsid="00207699"/>
    </style:style>
    <style:style style:name="P7" style:family="paragraph" style:parent-style-name="Standard">
      <style:paragraph-properties fo:text-align="center" style:justify-single-word="false"/>
      <style:text-properties fo:font-size="14pt" officeooo:rsid="001f320c" officeooo:paragraph-rsid="001f320c" style:font-size-asian="14pt" style:font-size-complex="14pt"/>
    </style:style>
    <style:style style:name="P8" style:family="paragraph" style:parent-style-name="Standard">
      <style:paragraph-properties fo:text-align="start" style:justify-single-word="false"/>
      <style:text-properties fo:font-size="14pt" officeooo:rsid="001d469c" officeooo:paragraph-rsid="001d469c" style:font-size-asian="14pt" style:font-size-complex="14pt"/>
    </style:style>
    <style:style style:name="P9" style:family="paragraph" style:parent-style-name="Standard">
      <style:paragraph-properties fo:text-align="center" style:justify-single-word="false"/>
      <style:text-properties officeooo:rsid="00232334" officeooo:paragraph-rsid="00232334"/>
    </style:style>
    <style:style style:name="P10" style:family="paragraph" style:parent-style-name="Standard">
      <style:paragraph-properties fo:text-align="center" style:justify-single-word="false"/>
      <style:text-properties officeooo:rsid="00232334" officeooo:paragraph-rsid="0024c5e3"/>
    </style:style>
    <style:style style:name="P11" style:family="paragraph" style:parent-style-name="Standard">
      <style:paragraph-properties fo:text-align="center" style:justify-single-word="false"/>
      <style:text-properties officeooo:rsid="00245e76" officeooo:paragraph-rsid="00245e76"/>
    </style:style>
    <style:style style:name="P12" style:family="paragraph" style:parent-style-name="Standard">
      <style:paragraph-properties fo:text-align="center" style:justify-single-word="false"/>
      <style:text-properties officeooo:rsid="00245e76" officeooo:paragraph-rsid="0024c5e3"/>
    </style:style>
    <style:style style:name="P13" style:family="paragraph" style:parent-style-name="Standard">
      <style:paragraph-properties fo:text-align="start" style:justify-single-word="false" fo:break-before="page"/>
      <style:text-properties officeooo:rsid="001d469c" officeooo:paragraph-rsid="001d469c"/>
    </style:style>
    <style:style style:name="P14" style:family="paragraph" style:parent-style-name="Standard">
      <style:paragraph-properties fo:text-align="center" style:justify-single-word="false" fo:break-before="page"/>
      <style:text-properties officeooo:rsid="001f320c" officeooo:paragraph-rsid="001f320c"/>
    </style:style>
    <style:style style:name="P15" style:family="paragraph" style:parent-style-name="Standard">
      <style:paragraph-properties fo:text-align="center" style:justify-single-word="false" fo:break-before="page"/>
      <style:text-properties officeooo:rsid="001f320c" officeooo:paragraph-rsid="00207699"/>
    </style:style>
    <style:style style:name="P16" style:family="paragraph" style:parent-style-name="Table_20_Contents">
      <style:paragraph-properties fo:text-align="center" style:justify-single-word="false"/>
      <style:text-properties officeooo:rsid="001d469c" officeooo:paragraph-rsid="001d469c"/>
    </style:style>
    <style:style style:name="P17" style:family="paragraph" style:parent-style-name="Table_20_Contents">
      <style:paragraph-properties fo:text-align="center" style:justify-single-word="false"/>
      <style:text-properties officeooo:rsid="001d469c" officeooo:paragraph-rsid="001f320c"/>
    </style:style>
    <style:style style:name="P18" style:family="paragraph" style:parent-style-name="Table_20_Contents">
      <style:paragraph-properties fo:text-align="center" style:justify-single-word="false"/>
      <style:text-properties officeooo:rsid="001d469c" officeooo:paragraph-rsid="00207699"/>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officeooo:paragraph-rsid="001d469c"/>
    </style:style>
    <style:style style:name="P21" style:family="paragraph" style:parent-style-name="Table_20_Contents">
      <style:paragraph-properties fo:text-align="center" style:justify-single-word="false"/>
      <style:text-properties officeooo:paragraph-rsid="001f320c"/>
    </style:style>
    <style:style style:name="P22" style:family="paragraph" style:parent-style-name="Table_20_Contents">
      <style:paragraph-properties fo:text-align="center" style:justify-single-word="false"/>
      <style:text-properties officeooo:paragraph-rsid="00207699"/>
    </style:style>
    <style:style style:name="P23" style:family="paragraph" style:parent-style-name="Table_20_Contents">
      <style:paragraph-properties fo:text-align="center" style:justify-single-word="false"/>
      <style:text-properties officeooo:rsid="001f320c" officeooo:paragraph-rsid="001f320c"/>
    </style:style>
    <style:style style:name="P24" style:family="paragraph" style:parent-style-name="Table_20_Contents">
      <style:paragraph-properties fo:text-align="center" style:justify-single-word="false"/>
      <style:text-properties officeooo:rsid="001f320c" officeooo:paragraph-rsid="00207699"/>
    </style:style>
    <style:style style:name="P25" style:family="paragraph" style:parent-style-name="Table_20_Contents">
      <style:paragraph-properties fo:text-align="center" style:justify-single-word="false"/>
      <style:text-properties officeooo:rsid="00260060" officeooo:paragraph-rsid="00260060"/>
    </style:style>
    <style:style style:name="P26" style:family="paragraph" style:parent-style-name="Frame_20_contents">
      <style:paragraph-properties fo:text-align="center" style:justify-single-word="false"/>
      <style:text-properties style:font-name="Avenir" fo:font-size="14pt" officeooo:rsid="001d469c" officeooo:paragraph-rsid="00232334" style:font-size-asian="14pt" style:font-size-complex="14pt"/>
    </style:style>
    <style:style style:name="P27" style:family="paragraph" style:parent-style-name="Frame_20_contents">
      <style:paragraph-properties fo:text-align="center" style:justify-single-word="false"/>
      <style:text-properties style:font-name="Avenir" fo:font-size="14pt" officeooo:rsid="001d469c" officeooo:paragraph-rsid="0024c5e3" style:font-size-asian="14pt" style:font-size-complex="14pt"/>
    </style:style>
    <style:style style:name="P28" style:family="paragraph" style:parent-style-name="Frame_20_contents">
      <style:paragraph-properties fo:text-align="center" style:justify-single-word="false"/>
      <style:text-properties style:font-name="Avenir" fo:font-size="14pt" officeooo:rsid="001d469c" officeooo:paragraph-rsid="00252ea3" style:font-size-asian="14pt" style:font-size-complex="14pt"/>
    </style:style>
    <style:style style:name="P29" style:family="paragraph" style:parent-style-name="Frame_20_contents">
      <style:paragraph-properties fo:text-align="start" style:justify-single-word="false"/>
      <style:text-properties style:font-name="Avenir" fo:font-size="14pt" officeooo:rsid="001d469c" officeooo:paragraph-rsid="001d469c" style:font-size-asian="14pt" style:font-size-complex="14pt"/>
    </style:style>
    <style:style style:name="P30" style:family="paragraph" style:parent-style-name="Frame_20_contents">
      <style:paragraph-properties fo:text-align="start" style:justify-single-word="false"/>
      <style:text-properties style:font-name="Avenir" fo:font-size="14pt" officeooo:rsid="001d469c" officeooo:paragraph-rsid="00232334" style:font-size-asian="14pt" style:font-size-complex="14pt"/>
    </style:style>
    <style:style style:name="P31" style:family="paragraph" style:parent-style-name="Frame_20_contents">
      <style:paragraph-properties fo:text-align="start" style:justify-single-word="false"/>
      <style:text-properties style:font-name="Avenir" fo:font-size="14pt" officeooo:rsid="001d469c" officeooo:paragraph-rsid="0024c5e3" style:font-size-asian="14pt" style:font-size-complex="14pt"/>
    </style:style>
    <style:style style:name="P32" style:family="paragraph" style:parent-style-name="Frame_20_contents">
      <style:paragraph-properties fo:text-align="start" style:justify-single-word="false"/>
      <style:text-properties style:font-name="Avenir" fo:font-size="14pt" officeooo:rsid="001d469c" officeooo:paragraph-rsid="00252ea3" style:font-size-asian="14pt" style:font-size-complex="14pt"/>
    </style:style>
    <style:style style:name="P33" style:family="paragraph" style:parent-style-name="Frame_20_contents">
      <style:paragraph-properties fo:text-align="start" style:justify-single-word="false"/>
      <style:text-properties style:font-name="Avenir" fo:font-size="14pt" officeooo:rsid="00207699" officeooo:paragraph-rsid="00232334" style:font-size-asian="14pt" style:font-size-complex="14pt"/>
    </style:style>
    <style:style style:name="P34" style:family="paragraph" style:parent-style-name="Frame_20_contents">
      <style:paragraph-properties fo:text-align="start" style:justify-single-word="false"/>
      <style:text-properties style:font-name="Avenir" fo:font-size="14pt" officeooo:rsid="00207699" officeooo:paragraph-rsid="00252ea3" style:font-size-asian="14pt" style:font-size-complex="14pt"/>
    </style:style>
    <style:style style:name="P35" style:family="paragraph" style:parent-style-name="Frame_20_contents">
      <style:paragraph-properties fo:text-align="center" style:justify-single-word="false"/>
      <style:text-properties style:font-name="Avenir" fo:font-size="10pt" officeooo:rsid="001d469c" officeooo:paragraph-rsid="00232334" style:font-size-asian="8.75pt" style:font-size-complex="10pt"/>
    </style:style>
    <style:style style:name="P36" style:family="paragraph" style:parent-style-name="Frame_20_contents">
      <style:paragraph-properties fo:text-align="center" style:justify-single-word="false"/>
      <style:text-properties style:font-name="Avenir" fo:font-size="10pt" officeooo:rsid="001d469c" officeooo:paragraph-rsid="0024c5e3" style:font-size-asian="8.75pt" style:font-size-complex="10pt"/>
    </style:style>
    <style:style style:name="P37" style:family="paragraph" style:parent-style-name="Frame_20_contents">
      <style:paragraph-properties fo:text-align="center" style:justify-single-word="false"/>
      <style:text-properties style:font-name="Avenir" fo:font-size="10pt" officeooo:rsid="001d469c" officeooo:paragraph-rsid="00252ea3" style:font-size-asian="8.75pt" style:font-size-complex="10pt"/>
    </style:style>
    <style:style style:name="P38" style:family="paragraph" style:parent-style-name="Frame_20_contents">
      <style:paragraph-properties fo:text-align="start" style:justify-single-word="false"/>
      <style:text-properties style:font-name="Avenir" fo:font-size="7pt" officeooo:rsid="001d469c" officeooo:paragraph-rsid="00232334" style:font-size-asian="6.09999990463257pt" style:font-size-complex="7pt"/>
    </style:style>
    <style:style style:name="P39" style:family="paragraph" style:parent-style-name="Frame_20_contents">
      <style:paragraph-properties fo:text-align="start" style:justify-single-word="false"/>
      <style:text-properties style:font-name="Avenir" fo:font-size="7pt" officeooo:rsid="001d469c" officeooo:paragraph-rsid="00252ea3" style:font-size-asian="6.09999990463257pt" style:font-size-complex="7pt"/>
    </style:style>
    <style:style style:name="P40" style:family="paragraph" style:parent-style-name="Standard" style:list-style-name="L1">
      <style:paragraph-properties fo:text-align="start" style:justify-single-word="false"/>
      <style:text-properties fo:font-size="14pt" officeooo:rsid="001d469c" officeooo:paragraph-rsid="001d469c" style:font-size-asian="14pt" style:font-size-complex="14pt"/>
    </style:style>
    <style:style style:name="P41" style:family="paragraph" style:parent-style-name="Standard" style:list-style-name="L1">
      <style:paragraph-properties fo:text-align="start" style:justify-single-word="false"/>
      <style:text-properties fo:font-size="14pt" officeooo:rsid="001f320c" officeooo:paragraph-rsid="001f320c" style:font-size-asian="14pt" style:font-size-complex="14pt"/>
    </style:style>
    <style:style style:name="P42" style:family="paragraph" style:parent-style-name="Standard" style:list-style-name="L1">
      <style:paragraph-properties fo:text-align="start" style:justify-single-word="false"/>
      <style:text-properties fo:font-size="14pt" officeooo:rsid="00207699" officeooo:paragraph-rsid="00207699" style:font-size-asian="14pt" style:font-size-complex="14pt"/>
    </style:style>
    <style:style style:name="T1" style:family="text">
      <style:text-properties officeooo:rsid="001f320c"/>
    </style:style>
    <style:style style:name="T2" style:family="text">
      <style:text-properties fo:font-weight="bold" style:font-weight-asian="bold" style:font-weight-complex="bold"/>
    </style:style>
    <style:style style:name="T3" style:family="text">
      <style:text-properties fo:font-weight="bold" officeooo:rsid="00232334" style:font-weight-asian="bold" style:font-weight-complex="bold"/>
    </style:style>
    <style:style style:name="T4" style:family="text">
      <style:text-properties fo:font-weight="bold" officeooo:rsid="0024c5e3" style:font-weight-asian="bold" style:font-weight-complex="bold"/>
    </style:style>
    <style:style style:name="T5" style:family="text">
      <style:text-properties fo:font-weight="bold" officeooo:rsid="00260060" style:font-weight-asian="bold" style:font-weight-complex="bold"/>
    </style:style>
    <style:style style:name="T6" style:family="text">
      <style:text-properties officeooo:rsid="00207699"/>
    </style:style>
    <style:style style:name="T7" style:family="text">
      <style:text-properties officeooo:rsid="0021fb79"/>
    </style:style>
    <style:style style:name="T8" style:family="text">
      <style:text-properties officeooo:rsid="00245e76"/>
    </style:style>
    <style:style style:name="T9" style:family="text">
      <style:text-properties officeooo:rsid="00247cf6"/>
    </style:style>
    <style:style style:name="T10" style:family="text">
      <style:text-properties officeooo:rsid="0024c5e3"/>
    </style:style>
    <style:style style:name="T11" style:family="text">
      <style:text-properties officeooo:rsid="0026006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hristie Gardens Study</text:p>
      <text:p text:style-name="P7"/>
      <text:p text:style-name="P8">When a resident indicates their interest to participate in the study:</text:p>
      <text:p text:style-name="P8"/>
      <text:list xml:id="list1131192518" text:style-name="L1">
        <text:list-item>
          <text:p text:style-name="P40">Please ask residents to sign up for a session time slot <text:span text:style-name="T1">on the schedule provided</text:span></text:p>
          <text:p text:style-name="P40"/>
        </text:list-item>
        <text:list-item>
          <text:p text:style-name="P40">Each session includes two parts: the first is 1.5 hours, the second will take less than 30 minutes <text:span text:style-name="T1">later that same day</text:span>. After the first session, participants will be given a questionnaire and asked to <text:span text:style-name="T7">complete it and</text:span> return with it to their second session. </text:p>
          <text:p text:style-name="P40"/>
        </text:list-item>
        <text:list-item>
          <text:p text:style-name="P40">Please use the attached appointment card<text:span text:style-name="T7">s</text:span> to send participants home with a reminder of their assigned date, time, <text:span text:style-name="T10">and place</text:span>. <text:span text:style-name="T3">Note: depending on the date </text:span><text:span text:style-name="T4">and session</text:span><text:span text:style-name="T3"> testing will take place in a different room. </text:span><text:span text:style-name="T5">See the top of the schedule for each day for room numbers.</text:span></text:p>
          <text:p text:style-name="P41"/>
        </text:list-item>
        <text:list-item>
          <text:p text:style-name="P41">Please also give the participants a letter of information package.<text:span text:style-name="T2"> Participants DO NOT need to sign it prior to their session</text:span>. Giving the participant the letter of information package at the time of signing up allows the participant to read through the package at their leisure. Any questions they have will be discussed before starting their session. The <text:span text:style-name="T7">researcher</text:span> and the participant will sign the consent form after all questions have been answered to the participant’s satisfaction and prior to beginning the study. </text:p>
          <text:p text:style-name="P41"/>
        </text:list-item>
        <text:list-item>
          <text:p text:style-name="P42">If possible, please encourage participants to sign up on the Monday and Tuesday dates. That way the Wednesday can be used for overflow/missed appointments. </text:p>
        </text:list-item>
      </text:list>
      <text:p text:style-name="P13"><draw:frame draw:style-name="fr1" draw:name="Frame1" text:anchor-type="paragraph" svg:x="0.0819in" svg:y="6.5398in" svg:width="6.761in" draw:z-index="0"><draw:text-box fo:min-height="3.3547in"><text:p text:style-name="P28">Thank you for signing up for our study!</text:p><text:p text:style-name="P37"/><text:p text:style-name="P32">Date _________________ <text:s text:c="8"/><text:span text:style-name="T1">Session</text:span> 1 ________________ <text:span text:style-name="T9">in ________</text:span>_____</text:p><text:p text:style-name="P37"/><text:p text:style-name="P28"><text:span text:style-name="T1"><text:tab/><text:tab/><text:tab/><text:tab/><text:tab/>Session</text:span> <text:span text:style-name="T9">2</text:span> ________________ <text:span text:style-name="T9">in_______</text:span>______</text:p><text:p text:style-name="P39"/><text:p text:style-name="P32"/><text:p text:style-name="P32">Both sessions will take place on the same day.</text:p><text:p text:style-name="P32">After the first session you will be given a questionnaire to fill out and return at your second session. </text:p><text:p text:style-name="P34">Any questions? email avital.sternin@uwo.ca</text:p><text:p text:style-name="P29"><draw:frame draw:style-name="fr2" draw:name="Image1" text:anchor-type="paragraph" svg:x="1.4in" svg:y="0.0709in" svg:width="3.8425in" svg:height="0.4547in" draw:z-index="1"><draw:image xlink:href="Pictures/1000020100000B2E00000153BEF8D1D7265C8B1A.png" xlink:type="simple" xlink:show="embed" xlink:actuate="onLoad"/></draw:frame></text:p></draw:text-box></draw:frame><draw:frame draw:style-name="fr1" draw:name="Frame2" text:anchor-type="paragraph" svg:x="0.0819in" svg:y="3.0472in" svg:width="6.761in" draw:z-index="2"><draw:text-box fo:min-height="3.3547in"><text:p text:style-name="P28">Thank you for signing up for our study!</text:p><text:p text:style-name="P37"/><text:p text:style-name="P32">Date _________________ <text:s text:c="8"/><text:span text:style-name="T1">Session</text:span> 1 ________________ <text:span text:style-name="T9">in ________</text:span>_____</text:p><text:p text:style-name="P37"/><text:p text:style-name="P28"><text:span text:style-name="T1"><text:tab/><text:tab/><text:tab/><text:tab/><text:tab/>Session</text:span> <text:span text:style-name="T9">2</text:span> ________________ <text:span text:style-name="T9">in_______</text:span>______</text:p><text:p text:style-name="P39"/><text:p text:style-name="P32"/><text:p text:style-name="P32">Both sessions will take place on the same day.</text:p><text:p text:style-name="P32">After the first session you will be given a questionnaire to fill out and return at your second session. </text:p><text:p text:style-name="P34">Any questions? email avital.sternin@uwo.ca</text:p><text:p text:style-name="P30"><draw:frame draw:style-name="fr2" draw:name="Image2" text:anchor-type="paragraph" svg:x="1.4in" svg:y="0.0709in" svg:width="3.8425in" svg:height="0.4547in" draw:z-index="3"><draw:image xlink:href="Pictures/1000020100000B2E00000153BEF8D1D7265C8B1A.png" xlink:type="simple" xlink:show="embed" xlink:actuate="onLoad"/></draw:frame></text:p></draw:text-box></draw:frame><draw:frame draw:style-name="fr1" draw:name="Frame3" text:anchor-type="paragraph" svg:x="0.0819in" svg:y="-0.4835in" svg:width="6.761in" draw:z-index="4"><draw:text-box fo:min-height="3.3547in"><text:p text:style-name="P26">Thank you for signing up for our study!</text:p><text:p text:style-name="P35"/><text:p text:style-name="P31">Date _________________ <text:s text:c="8"/><text:span text:style-name="T1">Session</text:span> 1 ________________ <text:span text:style-name="T9">in ________</text:span>_____</text:p><text:p text:style-name="P36"/><text:p text:style-name="P27"><text:span text:style-name="T1"><text:tab/><text:tab/><text:tab/><text:tab/><text:tab/>Session</text:span> <text:span text:style-name="T9">2</text:span> ________________ <text:span text:style-name="T9">in_______</text:span>______</text:p><text:p text:style-name="P38"/><text:p text:style-name="P30"/><text:p text:style-name="P30">Both sessions will take place on the same day.</text:p><text:p text:style-name="P30">After the first session you will be given a questionnaire to fill out and return at your second session. </text:p><text:p text:style-name="P33">Any questions? email avital.sternin@uwo.ca</text:p><text:p text:style-name="P30"><draw:frame draw:style-name="fr2" draw:name="Image3" text:anchor-type="paragraph" svg:x="1.4in" svg:y="0.0709in" svg:width="3.8425in" svg:height="0.4547in" draw:z-index="5"><draw:image xlink:href="Pictures/1000020100000B2E00000153BEF8D1D7265C8B1A.png" xlink:type="simple" xlink:show="embed" xlink:actuate="onLoad"/></draw:frame></text:p></draw:text-box></draw:frame></text:p>
      <text:p text:style-name="P14">Christie Gardens Study</text:p>
      <text:p text:style-name="P1">February <text:span text:style-name="T1">5</text:span>, 2018</text:p>
      <text:p text:style-name="P9"><text:span text:style-name="T8">Session 1: Recreation Room</text:span></text:p>
      <text:p text:style-name="P11">Session 2: Room 233</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16"/>
          </table:table-cell>
          <table:table-cell table:style-name="Table1.A1" office:value-type="string">
            <text:p text:style-name="P16">Session Time</text:p>
          </table:table-cell>
          <table:table-cell table:style-name="Table1.C1" office:value-type="string">
            <text:p text:style-name="P16">Name</text:p>
          </table:table-cell>
        </table:table-row>
        <table:table-row>
          <table:table-cell table:style-name="Table1.A2" office:value-type="string">
            <text:p text:style-name="P25">1</text:p>
            <text:p text:style-name="P25">2</text:p>
          </table:table-cell>
          <table:table-cell table:style-name="Table1.A2" office:value-type="string">
            <text:p text:style-name="P16"><text:span text:style-name="T11"><text:s/>9</text:span>:00am-10:30am</text:p>
            <text:p text:style-name="P16">2:30pm-3: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9:00am-10:30am</text:p>
            <text:p text:style-name="P16">2:30pm-3: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9:30am-11:00am</text:p>
            <text:p text:style-name="P16">3:00pm-3:3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9:30am-11:00am</text:p>
            <text:p text:style-name="P16">3:00pm-3:3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10:00am-11:30am</text:p>
            <text:p text:style-name="P16">3:30pm-4: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11:00am-12:30pm</text:p>
            <text:p text:style-name="P16">3:30pm-4: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11:00am-12:30pm</text:p>
            <text:p text:style-name="P16">4:00pm-4:3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11:30am-1:00pm</text:p>
            <text:p text:style-name="P16">4:00pm-4:3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11:30am-1:00pm</text:p>
            <text:p text:style-name="P16">4:30pm-5: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12:00pm-1:30pm</text:p>
            <text:p text:style-name="P16">4:30pm-5: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2:00pm-3:30pm</text:p>
            <text:p text:style-name="P16">5:00pm-5:3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2:00pm-3:30pm</text:p>
            <text:p text:style-name="P16">5:00pm-5:3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2:30pm-4:00pm</text:p>
            <text:p text:style-name="P16">5:30pm-6: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2:30pm-4:00pm</text:p>
            <text:p text:style-name="P16">5:30pm-6:00pm</text:p>
          </table:table-cell>
          <table:table-cell table:style-name="Table1.C2" office:value-type="string">
            <text:p text:style-name="P19"/>
          </table:table-cell>
        </table:table-row>
        <table:table-row>
          <table:table-cell table:style-name="Table1.A2" office:value-type="string">
            <text:p text:style-name="P25">1</text:p>
            <text:p text:style-name="P25">2</text:p>
          </table:table-cell>
          <table:table-cell table:style-name="Table1.A2" office:value-type="string">
            <text:p text:style-name="P16">3:00pm-4:30pm</text:p>
            <text:p text:style-name="P16">5:30pm-6:00pm</text:p>
          </table:table-cell>
          <table:table-cell table:style-name="Table1.C2" office:value-type="string">
            <text:p text:style-name="P25"/>
          </table:table-cell>
        </table:table-row>
      </table:table>
      <text:p text:style-name="P1"/>
      <text:p text:style-name="P14">Christie Gardens Study</text:p>
      <text:p text:style-name="P1">February <text:span text:style-name="T1">6</text:span>, 2018</text:p>
      <text:p text:style-name="P10"><text:span text:style-name="T8">Session 1: Recreation Room</text:span></text:p>
      <text:p text:style-name="P12">Session 2: Room 233</text:p>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16"/>
          </table:table-cell>
          <table:table-cell table:style-name="Table2.A1" office:value-type="string">
            <text:p text:style-name="P16">Session Time</text:p>
          </table:table-cell>
          <table:table-cell table:style-name="Table2.C1" office:value-type="string">
            <text:p text:style-name="P16">Name</text:p>
          </table:table-cell>
        </table:table-row>
        <table:table-row>
          <table:table-cell table:style-name="Table2.A2" office:value-type="string">
            <text:p text:style-name="P25">1</text:p>
            <text:p text:style-name="P25">2</text:p>
          </table:table-cell>
          <table:table-cell table:style-name="Table2.A2" office:value-type="string">
            <text:p text:style-name="P16">9:00am-10:30am</text:p>
            <text:p text:style-name="P16">2:30pm-3: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9:00am-10:30am</text:p>
            <text:p text:style-name="P16">2:30pm-3: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9:30am-11:00am</text:p>
            <text:p text:style-name="P16">3:00pm-3:3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9:30am-11:00am</text:p>
            <text:p text:style-name="P16">3:00pm-3:3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10:00am-11:30am</text:p>
            <text:p text:style-name="P16">3:30pm-4: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11:00am-12:30pm</text:p>
            <text:p text:style-name="P16">3:30pm-4: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11:00am-12:30pm</text:p>
            <text:p text:style-name="P16">4:00pm-4:3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11:30am-1:00pm</text:p>
            <text:p text:style-name="P16">4:00pm-4:3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11:30am-1:00pm</text:p>
            <text:p text:style-name="P16">4:30pm-5: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12:00pm-1:30pm</text:p>
            <text:p text:style-name="P16">4:30pm-5: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2:00pm-3:30pm</text:p>
            <text:p text:style-name="P16">5:00pm-5:3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2:00pm-3:30pm</text:p>
            <text:p text:style-name="P16">5:00pm-5:3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2:30pm-4:00pm</text:p>
            <text:p text:style-name="P16">5:30pm-6: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2:30pm-4:00pm</text:p>
            <text:p text:style-name="P16">5:30pm-6:00pm</text:p>
          </table:table-cell>
          <table:table-cell table:style-name="Table2.C2" office:value-type="string">
            <text:p text:style-name="P20"/>
          </table:table-cell>
        </table:table-row>
        <table:table-row>
          <table:table-cell table:style-name="Table2.A2" office:value-type="string">
            <text:p text:style-name="P25">1</text:p>
            <text:p text:style-name="P25">2</text:p>
          </table:table-cell>
          <table:table-cell table:style-name="Table2.A2" office:value-type="string">
            <text:p text:style-name="P16">3:00pm-4:30pm</text:p>
            <text:p text:style-name="P16">5:30pm-6:00pm</text:p>
          </table:table-cell>
          <table:table-cell table:style-name="Table2.C2" office:value-type="string">
            <text:p text:style-name="P20"/>
          </table:table-cell>
        </table:table-row>
      </table:table>
      <text:p text:style-name="P1"/>
      <text:p text:style-name="P14">Christie Gardens Study</text:p>
      <text:p text:style-name="P3">February 7, 2018</text:p>
      <text:p text:style-name="P12">Session 1: Room 233</text:p>
      <text:p text:style-name="P12">Session 2: Room 233</text:p>
      <text:p text:style-name="P3"/>
      <table:table table:name="Table3" table:style-name="Table3">
        <table:table-column table:style-name="Table3.A"/>
        <table:table-column table:style-name="Table3.B"/>
        <table:table-column table:style-name="Table3.C"/>
        <table:table-row>
          <table:table-cell table:style-name="Table3.A1" office:value-type="string">
            <text:p text:style-name="P17"/>
          </table:table-cell>
          <table:table-cell table:style-name="Table3.A1" office:value-type="string">
            <text:p text:style-name="P17">Session Time</text:p>
          </table:table-cell>
          <table:table-cell table:style-name="Table3.C1" office:value-type="string">
            <text:p text:style-name="P17">Name</text:p>
          </table:table-cell>
        </table:table-row>
        <table:table-row>
          <table:table-cell table:style-name="Table3.A2" office:value-type="string">
            <text:p text:style-name="P25">1</text:p>
            <text:p text:style-name="P25">2</text:p>
          </table:table-cell>
          <table:table-cell table:style-name="Table3.A2" office:value-type="string">
            <text:p text:style-name="P17">9:00am-10:30am</text:p>
            <text:p text:style-name="P17"><text:span text:style-name="T1">4</text:span>:30pm-<text:span text:style-name="T1">5</text:span>:00pm</text:p>
          </table:table-cell>
          <table:table-cell table:style-name="Table3.C2" office:value-type="string">
            <text:p text:style-name="P21"/>
          </table:table-cell>
        </table:table-row>
        <table:table-row>
          <table:table-cell table:style-name="Table3.A2" office:value-type="string">
            <text:p text:style-name="P25">1</text:p>
            <text:p text:style-name="P25">2</text:p>
          </table:table-cell>
          <table:table-cell table:style-name="Table3.A2" office:value-type="string">
            <text:p text:style-name="P23">10:30am-12:00pm</text:p>
            <text:p text:style-name="P23">4:30pm-5:00pm</text:p>
          </table:table-cell>
          <table:table-cell table:style-name="Table3.C2" office:value-type="string">
            <text:p text:style-name="P21"/>
          </table:table-cell>
        </table:table-row>
        <table:table-row>
          <table:table-cell table:style-name="Table3.A2" office:value-type="string">
            <text:p text:style-name="P25">1</text:p>
            <text:p text:style-name="P25">2</text:p>
          </table:table-cell>
          <table:table-cell table:style-name="Table3.A2" office:value-type="string">
            <text:p text:style-name="P23">12:00pm-1:30pm</text:p>
            <text:p text:style-name="P23">5:00pm-5:30pm</text:p>
          </table:table-cell>
          <table:table-cell table:style-name="Table3.C2" office:value-type="string">
            <text:p text:style-name="P21"/>
          </table:table-cell>
        </table:table-row>
        <table:table-row>
          <table:table-cell table:style-name="Table3.A2" office:value-type="string">
            <text:p text:style-name="P25">1</text:p>
            <text:p text:style-name="P25">2</text:p>
          </table:table-cell>
          <table:table-cell table:style-name="Table3.A2" office:value-type="string">
            <text:p text:style-name="P23">1:30pm-3:00pm</text:p>
            <text:p text:style-name="P23">5:00pm-5:30pm</text:p>
          </table:table-cell>
          <table:table-cell table:style-name="Table3.C2" office:value-type="string">
            <text:p text:style-name="P21"/>
          </table:table-cell>
        </table:table-row>
        <table:table-row>
          <table:table-cell table:style-name="Table3.A2" office:value-type="string">
            <text:p text:style-name="P25">1</text:p>
            <text:p text:style-name="P25">2</text:p>
          </table:table-cell>
          <table:table-cell table:style-name="Table3.A2" office:value-type="string">
            <text:p text:style-name="P23">3:00pm-4:30pm</text:p>
            <text:p text:style-name="P23">5:30pm-5:00pm</text:p>
          </table:table-cell>
          <table:table-cell table:style-name="Table3.C2" office:value-type="string">
            <text:p text:style-name="P21"/>
          </table:table-cell>
        </table:table-row>
      </table:table>
      <text:p text:style-name="P5"/>
      <text:p text:style-name="P15">Christie Gardens Study</text:p>
      <text:p text:style-name="P2">February <text:span text:style-name="T6">12</text:span>, 2018</text:p>
      <text:p text:style-name="P10"><text:span text:style-name="T8">Session 1: Recreation Room</text:span></text:p>
      <text:p text:style-name="P12">Session 2: Room 233</text:p>
      <text:p text:style-name="P2"/>
      <table:table table:name="Table4" table:style-name="Table4">
        <table:table-column table:style-name="Table4.A"/>
        <table:table-column table:style-name="Table4.B"/>
        <table:table-column table:style-name="Table4.C"/>
        <table:table-row>
          <table:table-cell table:style-name="Table4.A1" office:value-type="string">
            <text:p text:style-name="P18"/>
          </table:table-cell>
          <table:table-cell table:style-name="Table4.A1" office:value-type="string">
            <text:p text:style-name="P18">Session Time</text:p>
          </table:table-cell>
          <table:table-cell table:style-name="Table4.C1" office:value-type="string">
            <text:p text:style-name="P18">Name</text:p>
          </table:table-cell>
        </table:table-row>
        <table:table-row>
          <table:table-cell table:style-name="Table4.A2" office:value-type="string">
            <text:p text:style-name="P25">1</text:p>
            <text:p text:style-name="P25">2</text:p>
          </table:table-cell>
          <table:table-cell table:style-name="Table4.A2" office:value-type="string">
            <text:p text:style-name="P18">9:00am-10:30am</text:p>
            <text:p text:style-name="P18">2:30pm-3: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9:00am-10:30am</text:p>
            <text:p text:style-name="P18">2:30pm-3: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9:30am-11:00am</text:p>
            <text:p text:style-name="P18">3:00pm-3:3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9:30am-11:00am</text:p>
            <text:p text:style-name="P18">3:00pm-3:3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10:00am-11:30am</text:p>
            <text:p text:style-name="P18">3:30pm-4: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11:00am-12:30pm</text:p>
            <text:p text:style-name="P18">3:30pm-4: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11:00am-12:30pm</text:p>
            <text:p text:style-name="P18">4:00pm-4:3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11:30am-1:00pm</text:p>
            <text:p text:style-name="P18">4:00pm-4:3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11:30am-1:00pm</text:p>
            <text:p text:style-name="P18">4:30pm-5: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12:00pm-1:30pm</text:p>
            <text:p text:style-name="P18">4:30pm-5: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2:00pm-3:30pm</text:p>
            <text:p text:style-name="P18">5:00pm-5:3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2:00pm-3:30pm</text:p>
            <text:p text:style-name="P18">5:00pm-5:3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2:30pm-4:00pm</text:p>
            <text:p text:style-name="P18">5:30pm-6: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2:30pm-4:00pm</text:p>
            <text:p text:style-name="P18">5:30pm-6:00pm</text:p>
          </table:table-cell>
          <table:table-cell table:style-name="Table4.C2" office:value-type="string">
            <text:p text:style-name="P22"/>
          </table:table-cell>
        </table:table-row>
        <table:table-row>
          <table:table-cell table:style-name="Table4.A2" office:value-type="string">
            <text:p text:style-name="P25">1</text:p>
            <text:p text:style-name="P25">2</text:p>
          </table:table-cell>
          <table:table-cell table:style-name="Table4.A2" office:value-type="string">
            <text:p text:style-name="P18">3:00pm-4:30pm</text:p>
            <text:p text:style-name="P18">5:30pm-6:00pm</text:p>
          </table:table-cell>
          <table:table-cell table:style-name="Table4.C2" office:value-type="string">
            <text:p text:style-name="P22"/>
          </table:table-cell>
        </table:table-row>
      </table:table>
      <text:p text:style-name="P2"/>
      <text:p text:style-name="P15">Christie Gardens Study</text:p>
      <text:p text:style-name="P2">February <text:span text:style-name="T6">13</text:span>, 2018</text:p>
      <text:p text:style-name="P10"><text:span text:style-name="T8">Session 1: Recreation Room</text:span></text:p>
      <text:p text:style-name="P12">Session 2: Room 233</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P18"/>
          </table:table-cell>
          <table:table-cell table:style-name="Table5.A1" office:value-type="string">
            <text:p text:style-name="P18">Session Time</text:p>
          </table:table-cell>
          <table:table-cell table:style-name="Table5.C1" office:value-type="string">
            <text:p text:style-name="P18">Name</text:p>
          </table:table-cell>
        </table:table-row>
        <table:table-row>
          <table:table-cell table:style-name="Table5.A2" office:value-type="string">
            <text:p text:style-name="P25">1</text:p>
            <text:p text:style-name="P25">2</text:p>
          </table:table-cell>
          <table:table-cell table:style-name="Table5.A2" office:value-type="string">
            <text:p text:style-name="P18">9:00am-10:30am</text:p>
            <text:p text:style-name="P18">2:30pm-3: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9:00am-10:30am</text:p>
            <text:p text:style-name="P18">2:30pm-3: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9:30am-11:00am</text:p>
            <text:p text:style-name="P18">3:00pm-3:3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9:30am-11:00am</text:p>
            <text:p text:style-name="P18">3:00pm-3:3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10:00am-11:30am</text:p>
            <text:p text:style-name="P18">3:30pm-4: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11:00am-12:30pm</text:p>
            <text:p text:style-name="P18">3:30pm-4: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11:00am-12:30pm</text:p>
            <text:p text:style-name="P18">4:00pm-4:3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11:30am-1:00pm</text:p>
            <text:p text:style-name="P18">4:00pm-4:3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11:30am-1:00pm</text:p>
            <text:p text:style-name="P18">4:30pm-5: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12:00pm-1:30pm</text:p>
            <text:p text:style-name="P18">4:30pm-5: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2:00pm-3:30pm</text:p>
            <text:p text:style-name="P18">5:00pm-5:3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2:00pm-3:30pm</text:p>
            <text:p text:style-name="P18">5:00pm-5:3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2:30pm-4:00pm</text:p>
            <text:p text:style-name="P18">5:30pm-6: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2:30pm-4:00pm</text:p>
            <text:p text:style-name="P18">5:30pm-6:00pm</text:p>
          </table:table-cell>
          <table:table-cell table:style-name="Table5.C2" office:value-type="string">
            <text:p text:style-name="P22"/>
          </table:table-cell>
        </table:table-row>
        <table:table-row>
          <table:table-cell table:style-name="Table5.A2" office:value-type="string">
            <text:p text:style-name="P25">1</text:p>
            <text:p text:style-name="P25">2</text:p>
          </table:table-cell>
          <table:table-cell table:style-name="Table5.A2" office:value-type="string">
            <text:p text:style-name="P18">3:00pm-4:30pm</text:p>
            <text:p text:style-name="P18">5:30pm-6:00pm</text:p>
          </table:table-cell>
          <table:table-cell table:style-name="Table5.C2" office:value-type="string">
            <text:p text:style-name="P22"/>
          </table:table-cell>
        </table:table-row>
      </table:table>
      <text:p text:style-name="P2"/>
      <text:p text:style-name="P15">Christie Gardens Study</text:p>
      <text:p text:style-name="P4">February <text:span text:style-name="T6">14,</text:span> 2018</text:p>
      <text:p text:style-name="P12">Session 1: Room 233</text:p>
      <text:p text:style-name="P12">Session 2: Room 233</text:p>
      <text:p text:style-name="P4"/>
      <table:table table:name="Table6" table:style-name="Table6">
        <table:table-column table:style-name="Table6.A"/>
        <table:table-column table:style-name="Table6.B"/>
        <table:table-column table:style-name="Table6.C"/>
        <table:table-row>
          <table:table-cell table:style-name="Table6.A1" office:value-type="string">
            <text:p text:style-name="P18"/>
          </table:table-cell>
          <table:table-cell table:style-name="Table6.A1" office:value-type="string">
            <text:p text:style-name="P18">Session Time</text:p>
          </table:table-cell>
          <table:table-cell table:style-name="Table6.C1" office:value-type="string">
            <text:p text:style-name="P18">Name</text:p>
          </table:table-cell>
        </table:table-row>
        <table:table-row>
          <table:table-cell table:style-name="Table6.A2" office:value-type="string">
            <text:p text:style-name="P25">1</text:p>
            <text:p text:style-name="P25">2</text:p>
          </table:table-cell>
          <table:table-cell table:style-name="Table6.A2" office:value-type="string">
            <text:p text:style-name="P18">9:00am-10:30am</text:p>
            <text:p text:style-name="P18"><text:span text:style-name="T1">4</text:span>:30pm-<text:span text:style-name="T1">5</text:span>:00pm</text:p>
          </table:table-cell>
          <table:table-cell table:style-name="Table6.C2" office:value-type="string">
            <text:p text:style-name="P22"/>
          </table:table-cell>
        </table:table-row>
        <table:table-row>
          <table:table-cell table:style-name="Table6.A2" office:value-type="string">
            <text:p text:style-name="P25">1</text:p>
            <text:p text:style-name="P25">2</text:p>
          </table:table-cell>
          <table:table-cell table:style-name="Table6.A2" office:value-type="string">
            <text:p text:style-name="P24">10:30am-12:00pm</text:p>
            <text:p text:style-name="P24">4:30pm-5:00pm</text:p>
          </table:table-cell>
          <table:table-cell table:style-name="Table6.C2" office:value-type="string">
            <text:p text:style-name="P22"/>
          </table:table-cell>
        </table:table-row>
        <table:table-row>
          <table:table-cell table:style-name="Table6.A2" office:value-type="string">
            <text:p text:style-name="P25">1</text:p>
            <text:p text:style-name="P25">2</text:p>
          </table:table-cell>
          <table:table-cell table:style-name="Table6.A2" office:value-type="string">
            <text:p text:style-name="P24">12:00pm-1:30pm</text:p>
            <text:p text:style-name="P24">5:00pm-5:30pm</text:p>
          </table:table-cell>
          <table:table-cell table:style-name="Table6.C2" office:value-type="string">
            <text:p text:style-name="P22"/>
          </table:table-cell>
        </table:table-row>
        <table:table-row>
          <table:table-cell table:style-name="Table6.A2" office:value-type="string">
            <text:p text:style-name="P25">1</text:p>
            <text:p text:style-name="P25">2</text:p>
          </table:table-cell>
          <table:table-cell table:style-name="Table6.A2" office:value-type="string">
            <text:p text:style-name="P24">1:30pm-3:00pm</text:p>
            <text:p text:style-name="P24">5:00pm-5:30pm</text:p>
          </table:table-cell>
          <table:table-cell table:style-name="Table6.C2" office:value-type="string">
            <text:p text:style-name="P22"/>
          </table:table-cell>
        </table:table-row>
        <table:table-row>
          <table:table-cell table:style-name="Table6.A2" office:value-type="string">
            <text:p text:style-name="P25">1</text:p>
            <text:p text:style-name="P25">2</text:p>
          </table:table-cell>
          <table:table-cell table:style-name="Table6.A2" office:value-type="string">
            <text:p text:style-name="P24">3:00pm-4:30pm</text:p>
            <text:p text:style-name="P24">5:30pm-5:00pm</text:p>
          </table:table-cell>
          <table:table-cell table:style-name="Table6.C2" office:value-type="string">
            <text:p text:style-name="P22"/>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Avenir" svg:font-family="Aven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Sternin</meta:initial-creator>
    <meta:creation-date>2018-01-21T16:46:11.172322211</meta:creation-date>
    <dc:date>2018-01-24T10:05:38.673043475</dc:date>
    <dc:creator>A Sternin</dc:creator>
    <meta:editing-duration>PT37M46S</meta:editing-duration>
    <meta:editing-cycles>9</meta:editing-cycles>
    <meta:generator>LibreOffice/5.3.7.2$MacOSX_X86_64 LibreOffice_project/6b8ed514a9f8b44d37a1b96673cbbdd077e24059</meta:generator>
    <meta:document-statistic meta:table-count="6" meta:image-count="3" meta:object-count="0" meta:page-count="8" meta:paragraph-count="345" meta:word-count="772" meta:character-count="5045" meta:non-whitespace-character-count="4577"/>
  </office:meta>
</office:document-meta>
</file>